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Bebas" svg:font-family="Beba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draw:textarea-vertical-align="middle" fo:min-height="2.25cm"/>
    </style:style>
    <style:style style:name="pr5" style:family="presentation" style:parent-style-name="Alizarin-outline1">
      <style:graphic-properties draw:textarea-vertical-align="top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.6cm"/>
    </style:style>
    <style:style style:name="P5" style:family="paragraph">
      <style:paragraph-properties fo:margin-left="0cm" fo:margin-right="0cm" fo:margin-top="0cm" fo:margin-bottom="0.6cm" fo:line-height="100%" fo:text-align="start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/>
    </style:style>
    <style:style style:name="P7" style:family="paragraph">
      <style:paragraph-properties fo:margin-top="0cm" fo:margin-bottom="0.6cm" fo:text-align="center"/>
    </style:style>
    <style:style style:name="P8" style:family="paragraph">
      <style:paragraph-properties fo:text-align="justify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1c1c1c" style:font-name="Source Sans Pro Semibold" fo:font-size="22pt" fo:language="fr" fo:country="FR" fo:font-weight="600" style:letter-kerning="true" style:font-name-asian="DejaVu Sans" style:font-size-asian="22pt" style:language-asian="zh" style:country-asian="CN" style:font-name-complex="DejaVu Sans" style:font-size-complex="22pt"/>
    </style:style>
    <style:style style:name="T3" style:family="text">
      <style:text-properties fo:color="#1c1c1c" style:font-name="Liberation Sans1" fo:font-size="22pt" fo:language="fr" fo:country="FR" fo:font-weight="normal" style:letter-kerning="true" style:font-name-asian="DejaVu Sans" style:font-size-asian="22pt" style:language-asian="zh" style:country-asian="CN" style:font-weight-asian="normal" style:font-name-complex="DejaVu Sans" style:font-size-complex="22pt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1c1c1c" style:font-name="Liberation Sans1" fo:font-size="20pt" fo:language="fr" fo:country="FR" fo:font-weight="600" style:letter-kerning="true" style:font-name-asian="DejaVu Sans" style:font-size-asian="20pt" style:language-asian="zh" style:country-asian="CN" style:font-name-complex="DejaVu Sans" style:font-size-complex="20pt"/>
    </style:style>
    <style:style style:name="T6" style:family="text">
      <style:text-properties fo:color="#1c1c1c" style:font-name="Source Sans Pro Semibold" fo:font-size="18pt" fo:language="fr" fo:country="FR" fo:font-weight="600" style:letter-kerning="true" style:font-name-asian="DejaVu Sans" style:font-size-asian="18pt" style:language-asian="zh" style:country-asian="CN" style:font-name-complex="DejaVu Sans" style:font-size-complex="18pt"/>
    </style:style>
    <style:style style:name="T7" style:family="text">
      <style:text-properties fo:color="#1c1c1c" style:font-name="DejaVu Sans Condensed" fo:font-size="18pt" fo:language="fr" fo:country="FR" fo:font-weight="normal" style:letter-kerning="true" style:font-name-asian="DejaVu Sans" style:font-size-asian="18pt" style:language-asian="zh" style:country-asian="CN" style:font-weight-asian="normal" style:font-name-complex="DejaVu Sans" style:font-size-complex="18pt" style:font-weight-complex="normal"/>
    </style:style>
    <style:style style:name="T8" style:family="text">
      <style:text-properties fo:color="#1c1c1c" style:font-name="Source Sans Pro Semibold" fo:font-size="26pt" fo:language="fr" fo:country="FR" fo:font-weight="600" style:letter-kerning="true" style:font-name-asian="DejaVu Sans" style:font-size-asian="24pt" style:language-asian="zh" style:country-asian="CN" style:font-name-complex="DejaVu Sans" style:font-size-complex="24pt"/>
    </style:style>
    <style:style style:name="T9" style:family="text">
      <style:text-properties fo:color="#1c1c1c" style:font-name="Source Sans Pro Semibold" fo:font-size="26pt" fo:language="fr" fo:country="FR" fo:font-weight="600" style:letter-kerning="true" style:font-name-asian="DejaVu Sans" style:font-size-asian="24pt" style:language-asian="zh" style:country-asian="CN" style:font-weight-asian="normal" style:font-name-complex="DejaVu Sans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3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ojet Dashboard – Groupe 8</text:p>
          </draw:text-box>
        </draw:frame>
        <draw:frame presentation:style-name="pr2" draw:layer="layout" svg:width="12.443cm" svg:height="7cm" svg:x="1.5cm" svg:y="13cm" presentation:class="outline">
          <draw:text-box>
            <text:p>Présenté par :</text:p>
            <text:p/>
            <text:p>Arouk Amine</text:p>
            <text:p>Azougagh Fouad</text:p>
            <text:p>Benhamouche Sofiane</text:p>
            <text:p>Dahmi Issam</text:p>
            <text:p>Hadda Hassan</text:p>
          </draw:text-box>
        </draw:frame>
        <draw:frame presentation:style-name="pr2" draw:text-style-name="P1" draw:layer="layout" svg:width="12.443cm" svg:height="7cm" svg:x="14.566cm" svg:y="13cm" presentation:class="outline" presentation:user-transformed="true">
          <draw:text-box>
            <text:list text:style-name="L2">
              <text:list-item>
                <text:p text:style-name="P1"><text:span text:style-name="T1">Supervisé par :</text:span></text:p>
              </text:list-item>
              <text:list-item>
                <text:p text:style-name="P1"><text:span text:style-name="T1">M.Mokadem Riad</text:span></text:p>
              </text:list-item>
              <text:list-item>
                <text:p text:style-name="P1"><text:span text:style-name="T1">Mme. Bahsoun Wahib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Nature du sujet :</text:p>
              </text:list-header>
              <text:list-item>
                <text:p/>
              </text:list-item>
            </text:list>
            <text:list text:style-name="L3">
              <text:list-item>
                <text:p><text:span text:style-name="T2">Projet Dashboard</text:span></text:p>
                <text:p><text:span text:style-name="T3"><text:s/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Choisir un sujet d’actualité </text:span></text:p>
                      </text:list-item>
                      <text:list-item>
                        <text:p><text:span text:style-name="T3">Traiter la problématique à l’aide des graphiques</text:span></text:p>
                      </text:list-item>
                      <text:list-item>
                        <text:p><text:span text:style-name="T3">Interpréter les résultats</text:span></text:p>
                      </text:list-item>
                      <text:list-item>
                        <text:p><text:span text:style-name="T3">Présenter le rendu final aux 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Ogranisation :</text:p>
              </text:list-header>
              <text:list-item>
                <text:p/>
              </text:list-item>
            </text:list>
            <text:list text:style-name="L5">
              <text:list-item>
                <text:p text:style-name="P4"><text:span text:style-name="T4"><text:s/></text:span><text:span text:style-name="T4">Travail Préliminaire</text:span></text:p>
              </text:list-item>
            </text:list>
            <text:list text:style-name="L6">
              <text:list-header>
                <text:p text:style-name="P5"><text:span text:style-name="T5">Mise en place du diagramme de GANTT</text:span></text:p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<text:s/></text:span><text:span text:style-name="T7">Mise en commun des idées</text:span></text:p>
                          </text:list-item>
                          <text:list-item>
                            <text:p text:style-name="P5"><text:span text:style-name="T7"><text:s/></text:span><text:span text:style-name="T7">Vérification des données</text:span></text:p>
                          </text:list-item>
                          <text:list-item>
                            <text:p text:style-name="P5"><text:span text:style-name="T7"><text:s/></text:span><text:span text:style-name="T7">Formalisation du suje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Corpu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Choix du sujet :</text:p>
              </text:list-header>
              <text:list-item>
                <text:p/>
              </text:list-item>
            </text:list>
            <text:list text:style-name="L5">
              <text:list-item>
                <text:p text:style-name="P4"><text:span text:style-name="T4"><text:s/></text:span><text:span text:style-name="T4">Problématique étudiée :</text:span></text:p>
                <text:p text:style-name="P7"><text:span text:style-name="T9"/></text:p>
                <text:p text:style-name="P7"><text:span text:style-name="T9">Quelle est la part contribution de l’IA dans les maladies incurables ?</text:span></text:p>
              </text:list-item>
            </text:list>
            <text:p text:style-name="P6"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Corpu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Mise en place du MCD</text:p>
              </text:list-header>
              <text:list-item>
                <text:p/>
              </text:list-item>
              <text:list-item>
                <text:p/>
              </text:list-item>
            </text:list>
            <text:list text:style-name="L5">
              <text:list-item>
                <text:p text:style-name="P4"><text:span text:style-name="T4"><text:s/></text:span><text:span text:style-name="T4">Modèle entité association</text:span></text:p>
              </text:list-item>
              <text:list-item>
                <text:p text:style-name="P4"><text:span text:style-name="T4"><text:s/></text:span><text:span text:style-name="T4">Modèle relationnel</text:span></text:p>
              </text:list-item>
            </text:list>
            <text:p text:style-name="P6"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Corpu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Formation</text:p>
              </text:list-header>
              <text:list-item>
                <text:p/>
              </text:list-item>
              <text:list-item>
                <text:p/>
              </text:list-item>
            </text:list>
            <text:list text:style-name="L5">
              <text:list-item>
                <text:p text:style-name="P4"><text:span text:style-name="T4"><text:s/></text:span><text:span text:style-name="T4">Apprentissage sur le scrapping</text:span></text:p>
              </text:list-item>
              <text:list-item>
                <text:p text:style-name="P4"><text:span text:style-name="T4"><text:s/></text:span><text:span text:style-name="T4">Apprentissage sur la base de données</text:span></text:p>
                <text:p text:style-name="P4"><text:span text:style-name="T4"/></text:p>
              </text:list-item>
            </text:list>
            <text:p text:style-name="P6"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Corpu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Scrapping</text:p>
              </text:list-header>
              <text:list-item>
                <text:p/>
              </text:list-item>
              <text:list-item>
                <text:p/>
              </text:list-item>
            </text:list>
            <text:list text:style-name="L5">
              <text:list-header>
                <text:p text:style-name="P4"><text:span text:style-name="T4"/></text:p>
                <text:p text:style-name="P4"><text:span text:style-name="T4"/></text:p>
              </text:list-header>
            </text:list>
            <text:p text:style-name="P6"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Corpu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 text:style-name="P8">Extraction des données :</text:p>
              </text:list-header>
              <text:list-item>
                <text:p/>
              </text:list-item>
            </text:list>
            <text:list text:style-name="L5">
              <text:list-header>
                <text:p text:style-name="P4"><text:span text:style-name="T4"/></text:p>
                <text:p text:style-name="P4"><text:span text:style-name="T4"/></text:p>
              </text:list-header>
            </text:list>
            <text:p text:style-name="P6"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Corpu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 text:style-name="P8">Nettoyage des données :</text:p>
                <text:p text:style-name="P8"/>
              </text:list-header>
              <text:list-item>
                <text:p/>
              </text:list-item>
              <text:list-item>
                <text:p/>
              </text:list-item>
            </text:list>
            <text:list text:style-name="L5">
              <text:list-header>
                <text:p text:style-name="P4"><text:span text:style-name="T4"/></text:p>
                <text:p text:style-name="P4"><text:span text:style-name="T4"/></text:p>
              </text:list-header>
            </text:list>
            <text:p text:style-name="P6"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Corpu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 text:style-name="P8">Peuplement de la base de données :</text:p>
                <text:p text:style-name="P8"/>
              </text:list-header>
              <text:list-item>
                <text:p/>
              </text:list-item>
              <text:list-item>
                <text:p/>
              </text:list-item>
            </text:list>
            <text:list text:style-name="L5">
              <text:list-header>
                <text:p text:style-name="P4"><text:span text:style-name="T4"/></text:p>
                <text:p text:style-name="P4"><text:span text:style-name="T4"/></text:p>
              </text:list-header>
            </text:list>
            <text:p text:style-name="P6"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Corpu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 text:style-name="P8"><text:span text:style-name="T8">Graphes obtenus :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Bebas" svg:font-family="Beba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margin-top="0cm" fo:margin-bottom="0.497cm" fo:line-height="101%" style:text-autospace="none"/>
      <style:text-properties style:use-window-font-color="true" style:font-name="Calibri" fo:font-family="Calibri" style:font-family-generic="swiss" style:font-pitch="variable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Titre_20_1" style:display-name="Titre 1" style:family="graphic">
      <style:paragraph-properties fo:margin-left="2.554cm" fo:margin-right="0cm" fo:margin-top="0cm" fo:margin-bottom="0.374cm" fo:line-height="100%" fo:text-indent="0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6LVL9" style:display-name="WW_CharLFO26LVL9" style:family="graphic">
      <style:paragraph-properties style:text-autospace="none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/>
    </style:style>
    <style:style style:name="WW_5f_CharLFO26LVL8" style:display-name="WW_CharLFO26LVL8" style:family="graphic">
      <style:paragraph-properties style:text-autospace="none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/>
    </style:style>
    <style:style style:name="WW_5f_CharLFO26LVL7" style:display-name="WW_CharLFO26LVL7" style:family="graphic">
      <style:paragraph-properties style:text-autospace="none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/>
    </style:style>
    <style:style style:name="WW_5f_CharLFO26LVL6" style:display-name="WW_CharLFO26LVL6" style:family="graphic">
      <style:paragraph-properties style:text-autospace="none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/>
    </style:style>
    <style:style style:name="WW_5f_CharLFO26LVL5" style:display-name="WW_CharLFO26LVL5" style:family="graphic">
      <style:paragraph-properties style:text-autospace="none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/>
    </style:style>
    <style:style style:name="WW_5f_CharLFO26LVL4" style:display-name="WW_CharLFO26LVL4" style:family="graphic">
      <style:paragraph-properties style:text-autospace="none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/>
    </style:style>
    <style:style style:name="WW_5f_CharLFO26LVL3" style:display-name="WW_CharLFO26LVL3" style:family="graphic">
      <style:paragraph-properties style:text-autospace="none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/>
    </style:style>
    <style:style style:name="WW_5f_CharLFO26LVL2" style:display-name="WW_CharLFO26LVL2" style:family="graphic">
      <style:paragraph-properties style:text-autospace="none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/>
    </style:style>
    <style:style style:name="WW_5f_CharLFO26LVL1" style:display-name="WW_CharLFO26LVL1" style:family="graphic">
      <style:paragraph-properties style:text-autospace="none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/>
    </style:style>
    <style:style style:name="WW_5f_CharLFO24LVL9" style:display-name="WW_CharLFO2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8" style:display-name="WW_CharLFO2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7" style:display-name="WW_CharLFO2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6" style:display-name="WW_CharLFO2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5" style:display-name="WW_CharLFO2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4" style:display-name="WW_CharLFO2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3" style:display-name="WW_CharLFO2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2" style:display-name="WW_CharLFO2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4LVL1" style:display-name="WW_CharLFO24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9" style:display-name="WW_CharLFO2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8" style:display-name="WW_CharLFO2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7" style:display-name="WW_CharLFO2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6" style:display-name="WW_CharLFO2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5" style:display-name="WW_CharLFO2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4" style:display-name="WW_CharLFO2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3" style:display-name="WW_CharLFO2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2" style:display-name="WW_CharLFO2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3LVL1" style:display-name="WW_CharLFO23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9" style:display-name="WW_CharLFO2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8" style:display-name="WW_CharLFO2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7" style:display-name="WW_CharLFO2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6" style:display-name="WW_CharLFO2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5" style:display-name="WW_CharLFO2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4" style:display-name="WW_CharLFO2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3" style:display-name="WW_CharLFO2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2" style:display-name="WW_CharLFO2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2LVL1" style:display-name="WW_CharLFO2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9" style:display-name="WW_CharLFO2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8" style:display-name="WW_CharLFO2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7" style:display-name="WW_CharLFO2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6" style:display-name="WW_CharLFO2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5" style:display-name="WW_CharLFO2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4" style:display-name="WW_CharLFO2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3" style:display-name="WW_CharLFO2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2" style:display-name="WW_CharLFO2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1LVL1" style:display-name="WW_CharLFO2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9" style:display-name="WW_CharLFO20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8" style:display-name="WW_CharLFO20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7" style:display-name="WW_CharLFO20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6" style:display-name="WW_CharLFO20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5" style:display-name="WW_CharLFO20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4" style:display-name="WW_CharLFO20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3" style:display-name="WW_CharLFO20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2" style:display-name="WW_CharLFO20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0LVL1" style:display-name="WW_CharLFO20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9" style:display-name="WW_CharLFO1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8" style:display-name="WW_CharLFO1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7" style:display-name="WW_CharLFO1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6" style:display-name="WW_CharLFO1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5" style:display-name="WW_CharLFO1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4" style:display-name="WW_CharLFO1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3" style:display-name="WW_CharLFO1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2" style:display-name="WW_CharLFO1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9LVL1" style:display-name="WW_CharLFO19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9" style:display-name="WW_CharLFO1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8" style:display-name="WW_CharLFO1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7" style:display-name="WW_CharLFO1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6" style:display-name="WW_CharLFO1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5" style:display-name="WW_CharLFO1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4" style:display-name="WW_CharLFO1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3" style:display-name="WW_CharLFO1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2" style:display-name="WW_CharLFO1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8LVL1" style:display-name="WW_CharLFO18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9" style:display-name="WW_CharLFO17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8" style:display-name="WW_CharLFO17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7" style:display-name="WW_CharLFO17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6" style:display-name="WW_CharLFO17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5" style:display-name="WW_CharLFO17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4" style:display-name="WW_CharLFO17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3" style:display-name="WW_CharLFO17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2" style:display-name="WW_CharLFO17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7LVL1" style:display-name="WW_CharLFO17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6LVL9" style:display-name="WW_CharLFO1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6LVL8" style:display-name="WW_CharLFO1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6LVL7" style:display-name="WW_CharLFO1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6LVL6" style:display-name="WW_CharLFO1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6LVL5" style:display-name="WW_CharLFO1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6LVL4" style:display-name="WW_CharLFO1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6LVL3" style:display-name="WW_CharLFO1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6LVL2" style:display-name="WW_CharLFO1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6LVL1" style:display-name="WW_CharLFO16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5LVL9" style:display-name="WW_CharLFO1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5LVL8" style:display-name="WW_CharLFO1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5LVL7" style:display-name="WW_CharLFO1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5LVL6" style:display-name="WW_CharLFO1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5LVL5" style:display-name="WW_CharLFO1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5LVL4" style:display-name="WW_CharLFO1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5LVL3" style:display-name="WW_CharLFO1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5LVL2" style:display-name="WW_CharLFO1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5LVL1" style:display-name="WW_CharLFO15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4LVL9" style:display-name="WW_CharLFO1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4LVL8" style:display-name="WW_CharLFO1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4LVL7" style:display-name="WW_CharLFO1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4LVL6" style:display-name="WW_CharLFO1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4LVL5" style:display-name="WW_CharLFO1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4LVL4" style:display-name="WW_CharLFO1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4LVL3" style:display-name="WW_CharLFO1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4LVL2" style:display-name="WW_CharLFO1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4LVL1" style:display-name="WW_CharLFO14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9" style:display-name="WW_CharLFO1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8" style:display-name="WW_CharLFO1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7" style:display-name="WW_CharLFO1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6" style:display-name="WW_CharLFO1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5" style:display-name="WW_CharLFO1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4" style:display-name="WW_CharLFO1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3" style:display-name="WW_CharLFO1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2" style:display-name="WW_CharLFO1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3LVL1" style:display-name="WW_CharLFO13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2LVL9" style:display-name="WW_CharLFO1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2LVL8" style:display-name="WW_CharLFO1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2LVL7" style:display-name="WW_CharLFO1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2LVL6" style:display-name="WW_CharLFO1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2LVL5" style:display-name="WW_CharLFO1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2LVL4" style:display-name="WW_CharLFO1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2LVL3" style:display-name="WW_CharLFO1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2LVL2" style:display-name="WW_CharLFO1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2LVL1" style:display-name="WW_CharLFO1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9" style:display-name="WW_CharLFO1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8" style:display-name="WW_CharLFO1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7" style:display-name="WW_CharLFO1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6" style:display-name="WW_CharLFO1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5" style:display-name="WW_CharLFO1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4" style:display-name="WW_CharLFO1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3" style:display-name="WW_CharLFO1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2" style:display-name="WW_CharLFO1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1LVL1" style:display-name="WW_CharLFO1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0LVL9" style:display-name="WW_CharLFO10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0LVL8" style:display-name="WW_CharLFO10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0LVL7" style:display-name="WW_CharLFO10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0LVL6" style:display-name="WW_CharLFO10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0LVL5" style:display-name="WW_CharLFO10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0LVL4" style:display-name="WW_CharLFO10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0LVL3" style:display-name="WW_CharLFO10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0LVL2" style:display-name="WW_CharLFO10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0LVL1" style:display-name="WW_CharLFO10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9LVL9" style:display-name="WW_CharLFO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9LVL8" style:display-name="WW_CharLFO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9LVL7" style:display-name="WW_CharLFO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9LVL6" style:display-name="WW_CharLFO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9LVL5" style:display-name="WW_CharLFO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9LVL4" style:display-name="WW_CharLFO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9LVL3" style:display-name="WW_CharLFO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9LVL2" style:display-name="WW_CharLFO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9LVL1" style:display-name="WW_CharLFO9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8LVL9" style:display-name="WW_CharLFO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8LVL8" style:display-name="WW_CharLFO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8LVL7" style:display-name="WW_CharLFO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8LVL6" style:display-name="WW_CharLFO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8LVL5" style:display-name="WW_CharLFO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8LVL4" style:display-name="WW_CharLFO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8LVL3" style:display-name="WW_CharLFO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8LVL2" style:display-name="WW_CharLFO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8LVL1" style:display-name="WW_CharLFO8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7LVL2" style:display-name="WW_CharLFO7LVL2" style:family="graphic">
      <style:paragraph-properties style:text-autospace="none"/>
      <style:text-properties fo:font-weight="bold" style:font-weight-asian="bold" style:font-weight-complex="bold"/>
    </style:style>
    <style:style style:name="WW_5f_CharLFO7LVL1" style:display-name="WW_CharLFO7LVL1" style:family="graphic">
      <style:paragraph-properties style:text-autospace="none"/>
      <style:text-properties fo:font-size="16pt" style:font-size-asian="16pt" style:font-size-complex="16pt"/>
    </style:style>
    <style:style style:name="hgkelc" style:family="graphic">
      <style:paragraph-properties style:text-autospace="none"/>
    </style:style>
    <style:style style:name="Police_20_par_20_défaut" style:display-name="Police par défaut" style:family="graphic">
      <style:paragraph-properties style:text-autospace="none"/>
    </style:style>
    <style:style style:name="Corps_20_de_20_texte_20_Car" style:display-name="Corps de texte Car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Titre_20_Car" style:display-name="Titre Car" style:family="graphic">
      <style:paragraph-properties style:text-autospace="none"/>
      <style:text-properties style:font-name="Arial" fo:font-family="Arial" style:font-family-generic="swiss" style:font-pitch="variable" fo:font-size="36pt" style:font-name-asian="Arial" style:font-family-asian="Arial" style:font-family-generic-asian="swiss" style:font-pitch-asian="variable" style:font-size-asian="36pt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hypertexte" style:display-name="Lien hypertexte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TM_20_3" style:display-name="TM 3" style:family="graphic">
      <style:paragraph-properties fo:margin-left="1.369cm" fo:margin-right="0cm" fo:margin-top="0cm" fo:margin-bottom="0.31cm" fo:line-height="105%" fo:text-indent="0cm" style:text-autospace="none"/>
      <style:text-properties style:font-name-asian="Times New Roman" style:font-family-asian="'Times New Roman'" style:font-family-generic-asian="roman" style:font-pitch-asian="variable" style:language-asian="fr" style:country-asian="FR"/>
    </style:style>
    <style:style style:name="LO-Normal" style:family="graphic">
      <style:paragraph-properties fo:margin-top="0cm" fo:margin-bottom="0.497cm" fo:line-height="101%" style:text-autospace="none"/>
      <style:text-properties style:use-window-font-color="true" style:font-name="Calibri" fo:font-family="Calibri" style:font-family-generic="swiss" style:font-pitch="variable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TM_20_1" style:display-name="TM 1" style:family="graphic">
      <style:paragraph-properties fo:margin-top="0cm" fo:margin-bottom="0.31cm" fo:line-height="105%" style:text-autospace="none"/>
      <style:text-properties style:font-name-asian="Times New Roman" style:font-family-asian="'Times New Roman'" style:font-family-generic-asian="roman" style:font-pitch-asian="variable" style:language-asian="fr" style:country-asian="FR"/>
    </style:style>
    <style:style style:name="TM_20_2" style:display-name="TM 2" style:family="graphic">
      <style:paragraph-properties fo:margin-left="0.684cm" fo:margin-right="0cm" fo:margin-top="0cm" fo:margin-bottom="0.31cm" fo:line-height="105%" fo:text-indent="0cm" style:text-autospace="none"/>
      <style:text-properties style:font-name-asian="Times New Roman" style:font-family-asian="'Times New Roman'" style:font-family-generic-asian="roman" style:font-pitch-asian="variable" style:language-asian="fr" style:country-asian="FR"/>
    </style:style>
    <style:style style:name="En-tête_20_de_20_table_20_des_20_matières" style:display-name="En-tête de table des matières" style:family="graphic">
      <style:paragraph-properties fo:margin-left="2.554cm" fo:margin-right="0cm" fo:margin-top="0cm" fo:margin-bottom="0cm" fo:line-height="105%" fo:text-indent="0cm" style:text-autospace="none"/>
      <style:text-properties fo:color="#2f5496" style:font-name="Calibri Light" fo:font-family="'Calibri Light'" style:font-family-generic="swiss" style:font-pitch="variable" fo:font-size="16pt" fo:font-weight="normal" style:font-name-asian="Times New Roman" style:font-family-asian="'Times New Roman'" style:font-family-generic-asian="roman" style:font-pitch-asian="variable" style:font-size-asian="16pt" style:language-asian="fr" style:country-asian="FR" style:font-weight-asian="normal" style:font-weight-complex="normal"/>
    </style:style>
    <style:style style:name="Contenu_20_de_20_tableau" style:display-name="Contenu de tableau" style:family="graphic">
      <style:paragraph-properties style:text-autospace="none"/>
    </style:style>
    <style:style style:name="Paragraphe_20_de_20_liste" style:display-name="Paragraphe de liste" style:family="graphic">
      <style:paragraph-properties fo:margin-left="2.24cm" fo:margin-right="0cm" fo:text-indent="0cm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0T14:46:13.527988366</meta:creation-date>
    <meta:editing-duration>PT4H33M</meta:editing-duration>
    <meta:editing-cycles>2</meta:editing-cycles>
    <meta:generator>LibreOffice/6.0.7.3$Linux_X86_64 LibreOffice_project/00m0$Build-3</meta:generator>
    <dc:title>Alizarin</dc:title>
    <dc:date>2021-03-20T21:50:42.545343110</dc:date>
    <meta:document-statistic meta:object-count="82"/>
  </office:meta>
</office:document-meta>
</file>